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0.418in" style:use-optimal-column-width="false"/>
    </style:style>
    <style:style style:name="TableColumn5" style:family="table-column">
      <style:table-column-properties style:column-width="0.418in" style:use-optimal-column-width="false"/>
    </style:style>
    <style:style style:name="TableColumn6" style:family="table-column">
      <style:table-column-properties style:column-width="0.418in" style:use-optimal-column-width="false"/>
    </style:style>
    <style:style style:name="TableColumn7" style:family="table-column">
      <style:table-column-properties style:column-width="0.4187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1" style:family="table" style:master-page-name="MP0">
      <style:table-properties style:width="8.3659in" fo:margin-left="-0.00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break-before="page" fo:text-align="center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="0.0034in solid #000000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area</text:p>
          </table:table-cell>
          <table:table-cell table:style-name="TableCell13">
            <text:p text:style-name="P14">Tiempo Estimado</text:p>
          </table:table-cell>
          <table:table-cell table:style-name="TableCell15" table:number-columns-spanned="4">
            <text:p text:style-name="P16">Fecha</text:p>
          </table:table-cell>
          <table:covered-table-cell/>
          <table:covered-table-cell/>
          <table:covered-table-cell/>
          <table:table-cell table:style-name="TableCell17">
            <text:p text:style-name="P18">Tiempo Real</text:p>
          </table:table-cell>
          <table:table-cell table:style-name="TableCell19">
            <text:p text:style-name="P20">Porcentaje</text:p>
          </table:table-cell>
        </table:table-row>
        <table:table-row table:style-name="TableRow21">
          <table:table-cell table:style-name="TableCell22">
            <text:p text:style-name="TableContents">Costo Beneficio</text:p>
          </table:table-cell>
          <table:table-cell table:style-name="TableCell23">
            <text:p text:style-name="TableContents">4 dias</text:p>
          </table:table-cell>
          <table:table-cell table:style-name="TableCell24">
            <text:p text:style-name="TableContents">3/08</text:p>
          </table:table-cell>
          <table:table-cell table:style-name="TableCell25">
            <text:p text:style-name="TableContents">8/8</text:p>
          </table:table-cell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</table:table-row>
        <table:table-row table:style-name="TableRow39"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cami</dc:creator>
    <meta:creation-date>2016-08-03T23:53:00Z</meta:creation-date>
    <dc:date>2016-08-10T18:39:00Z</dc:date>
    <meta:template xlink:href="Normal.dotm" xlink:type="simple"/>
    <meta:editing-cycles>8</meta:editing-cycles>
    <meta:editing-duration>PT300S</meta:editing-duration>
    <meta:document-statistic meta:page-count="1" meta:paragraph-count="1" meta:word-count="16" meta:character-count="107" meta:row-count="1" meta:non-whitespace-character-count="92"/>
  </office:meta>
</office:document-meta>
</file>